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30000041D042AB5E7.png" manifest:media-type="image/png"/>
  <manifest:file-entry manifest:full-path="Pictures/100000000000058300000423B9BD74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omic Sans MS1" svg:font-family="'Comic Sans MS'" style:font-family-generic="script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33ccff" fo:min-height="3.177cm" draw:shadow="hidden" draw:shadow-color="#808080"/>
    </style:style>
    <style:style style:name="pr2" style:family="presentation" style:parent-style-name="Title1-subtitle">
      <style:graphic-properties draw:stroke="none" draw:fill="none" draw:fill-color="#33ccff" fo:min-height="4.871cm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33ccff" fo:min-height="3.177cm" draw:shadow="hidden" draw:shadow-color="#808080"/>
    </style:style>
    <style:style style:name="pr5" style:family="presentation" style:parent-style-name="Default-outline1" style:list-style-name="L4">
      <style:graphic-properties draw:stroke="none" draw:fill="none" draw:fill-color="#33ccff" fo:min-height="10.797cm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outline1">
      <style:graphic-properties fo:min-height="11.049cm"/>
    </style:style>
    <style:style style:name="pr9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text-align="center" fo:text-indent="0cm"/>
      <style:text-properties style:font-name="Bitstream Charter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" style:family="paragraph">
      <style:paragraph-properties fo:margin-left="0cm" fo:margin-right="0cm" fo:text-align="center" fo:text-indent="0cm"/>
      <style:text-properties style:font-name="Bitstream Charter" fo:font-size="28pt" style:font-size-asian="28pt" style:font-size-complex="28pt"/>
    </style:style>
    <style:style style:name="P3" style:family="paragraph">
      <style:text-properties style:font-name="Bitstream Charter" fo:font-size="20pt" style:font-size-asian="20pt" style:font-size-complex="20pt"/>
    </style:style>
    <style:style style:name="P4" style:family="paragraph">
      <style:paragraph-properties fo:margin-left="0cm" fo:margin-right="0cm" fo:text-align="center" fo:text-indent="0cm"/>
      <style:text-properties style:font-name="Bitstream Charter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5" style:family="paragraph">
      <style:paragraph-properties fo:margin-left="0.952cm" fo:margin-right="0cm" fo:text-indent="-0.952cm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text-properties style:font-name="Bitstream Charter"/>
    </style:style>
    <style:style style:name="T1" style:family="text">
      <style:text-properties style:font-name="Bitstream Charter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28pt" style:font-size-asian="28pt" style:font-size-complex="28pt"/>
    </style:style>
    <style:style style:name="T3" style:family="text">
      <style:text-properties style:font-name="Bitstream Charter" fo:font-size="28pt" fo:language="fr" fo:country="FR" style:font-size-asian="28pt" style:font-size-complex="28pt"/>
    </style:style>
    <style:style style:name="T4" style:family="text">
      <style:text-properties style:font-name="Bitstream Charter" fo:font-size="20pt" style:font-size-asian="20pt" style:font-size-complex="20pt"/>
    </style:style>
    <style:style style:name="T5" style:family="text">
      <style:text-properties style:font-name="Bitstream Charter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6" style:family="text">
      <style:text-properties style:font-name="Bitstream Charter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Bitstream Charter"/>
    </style:style>
    <text:list-style style:name="L1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">
        <style:list-level-properties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/>
        <style:text-properties style:font-name="Verdana" fo:color="#33ccff" fo:font-size="125%"/>
      </text:list-level-style-bullet>
      <text:list-level-style-bullet text:level="3" text:bullet-char="•">
        <style:list-level-properties text:space-before="2.54cm"/>
        <style:text-properties style:font-name="Verdana" fo:color="#33ccff" fo:font-size="60%"/>
      </text:list-level-style-bullet>
      <text:list-level-style-bullet text:level="4" text:bullet-char="–">
        <style:list-level-properties text:space-before="3.81cm"/>
        <style:text-properties style:font-name="Comic Sans MS1" fo:color="#ffffff" fo:font-size="100%"/>
      </text:list-level-style-bullet>
      <text:list-level-style-bullet text:level="5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6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7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8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9" text:bullet-char="»">
        <style:list-level-properties text:space-before="5.08cm"/>
        <style:text-properties style:font-name="Comic Sans MS1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4">
      <text:list-level-style-bullet text:level="1" text:bullet-char="➢">
        <style:list-level-properties text:min-label-width="0.952cm"/>
        <style:text-properties fo:font-family="StarSymbol" style:font-charset="x-symbol" fo:color="#33ccff" fo:font-size="80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33ccff" fo:font-size="12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33ccff" fo:font-size="60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ffffff" fo:font-size="100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952cm"/>
        <style:text-properties fo:font-family="StarSymbol" style:font-charset="x-symbol" fo:color="#33ccff" fo:font-size="80%"/>
      </text:list-level-style-bullet>
      <text:list-level-style-bullet text:level="2" text:bullet-char="✔">
        <style:list-level-properties text:space-before="1.27cm" text:min-label-width="0.793cm"/>
        <style:text-properties fo:font-family="StarSymbol" style:font-charset="x-symbol" fo:color="#33ccff" fo:font-size="125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33ccff" fo:font-size="60%"/>
      </text:list-level-style-bullet>
      <text:list-level-style-bullet text:level="4" text:bullet-char="✔">
        <style:list-level-properties text:space-before="3.81cm" text:min-label-width="0.635cm"/>
        <style:text-properties fo:font-family="StarSymbol" style:font-charset="x-symbol" fo:color="#ffffff" fo:font-size="100%"/>
      </text:list-level-style-bullet>
      <text:list-level-style-bullet text:level="5" text:bullet-char="✔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6" text:bullet-char="✔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7" text:bullet-char="✔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8" text:bullet-char="✔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2cm"/>
        <style:text-properties fo:font-family="StarSymbol" style:font-charset="x-symbol" fo:color="#33ccff" fo:font-size="80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33ccff" fo:font-size="12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33ccff" fo:font-size="60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ffffff" fo:font-size="100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ffffff" fo:font-size="10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Slide 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21.59cm" svg:height="3.177cm" svg:x="1.91cm" svg:y="4.823cm" presentation:class="title" presentation:user-transformed="true">
          <draw:text-box>
            <text:p text:style-name="P1"><text:span text:style-name="T1">Teendut</text:span></text:p>
          </draw:text-box>
        </draw:frame>
        <draw:frame presentation:style-name="pr2" draw:text-style-name="P2" draw:layer="layout" svg:width="17.78cm" svg:height="4.871cm" svg:x="4.5cm" svg:y="8.129cm" presentation:class="subtitle" presentation:user-transformed="true">
          <draw:text-box>
            <text:p text:style-name="P2"><text:span text:style-name="T2">Ne </text:span><text:span text:style-name="T3">repars</text:span><text:span text:style-name="T2"> pas </text:span><text:span text:style-name="T3">qu'avec</text:span><text:span text:style-name="T2"> ton DUT !</text:span></text:p>
          </draw:text-box>
        </draw:frame>
        <draw:frame draw:style-name="gr1" draw:text-style-name="P3" draw:layer="layout" svg:width="22.5cm" svg:height="1.953cm" svg:x="2cm" svg:y="15.547cm">
          <draw:text-box>
            <text:p text:style-name="P3"><text:span text:style-name="T4">Maxence Decanter - Alban Tartar – Jean Heysen – Maxime Picault – Thomas Buchard – Léo Vingadassamy – Etienne Van Wynendaele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59cm" svg:height="3.177cm" svg:x="1.905cm" svg:y="0.971cm" presentation:class="title" presentation:user-transformed="true">
          <draw:text-box>
            <text:p text:style-name="P4"><text:span text:style-name="T5">Projet</text:span></text:p>
          </draw:text-box>
        </draw:frame>
        <draw:frame presentation:style-name="pr5" draw:text-style-name="P5" draw:layer="layout" svg:width="22.59cm" svg:height="10.797cm" svg:x="1.91cm" svg:y="8cm" presentation:class="outline" presentation:user-transformed="true">
          <draw:text-box>
            <text:list text:style-name="L4">
              <text:list-item>
                <text:p text:style-name="P5"><text:span text:style-name="T6">Réseau social interne IUT</text:span></text:p>
              </text:list-item>
              <text:list-item>
                <text:p text:style-name="P5"><text:span text:style-name="T6">Permettre aux utilisateurs de faire des rencontres</text:span></text:p>
              </text:list-item>
              <text:list-item>
                <text:p text:style-name="P5"><text:span text:style-name="T6">Inspiré des applications existantes (Tinder, etc ...)</text:span></text:p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176cm" svg:x="1.905cm" svg:y="0.846cm" presentation:class="title">
          <draw:text-box>
            <text:p text:style-name="P6"><text:span text:style-name="T8">Objectif du projet</text:span></text:p>
          </draw:text-box>
        </draw:frame>
        <draw:frame presentation:style-name="pr8" draw:text-style-name="P7" draw:layer="layout" svg:width="21.59cm" svg:height="11.049cm" svg:x="1.91cm" svg:y="6.5cm" presentation:class="outline" presentation:user-transformed="true">
          <draw:text-box>
            <text:list text:style-name="L5">
              <text:list-item>
                <text:p text:style-name="P7"><text:span text:style-name="T9">Mettre en pratique une méthode de travaille</text:span></text:p>
              </text:list-item>
              <text:list-item>
                <text:p text:style-name="P7"><text:span text:style-name="T9">Améliorer nos connaissances</text:span></text:p>
              </text:list-item>
              <text:list-item>
                <text:p text:style-name="P7"><text:span text:style-name="T9">Travailler en équipe</text:span></text:p>
              </text:list-item>
              <text:list-item>
                <text:p text:style-name="P7"><text:span text:style-name="T9">Gérer un déla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1.59cm" svg:height="3.176cm" svg:x="1.905cm" svg:y="0.846cm" presentation:class="title">
          <draw:text-box>
            <text:p text:style-name="P6"><text:span text:style-name="T8">Expériences apportées</text:span></text:p>
          </draw:text-box>
        </draw:frame>
        <draw:frame presentation:style-name="pr8" draw:text-style-name="P7" draw:layer="layout" svg:width="21.59cm" svg:height="11.049cm" svg:x="1.905cm" svg:y="5.98cm" presentation:class="outline" presentation:user-transformed="true">
          <draw:text-box>
            <text:list text:style-name="L6">
              <text:list-item>
                <text:p text:style-name="P7"><text:span text:style-name="T9">Gestion d'un projet</text:span></text:p>
              </text:list-item>
              <text:list-item>
                <text:p text:style-name="P7"><text:span text:style-name="T9">Travail en équipe</text:span></text:p>
              </text:list-item>
              <text:list-item>
                <text:p text:style-name="P7"><text:span text:style-name="T9">Création d'application client/serveur</text:span></text:p>
              </text:list-item>
              <text:list-item>
                <text:p text:style-name="P7"><text:span text:style-name="T9">Utilisation nouvelles technologies</text:span></text:p>
              </text:list-item>
              <text:list-item>
                <text:p text:style-name="P7"><text:span text:style-name="T9">Compréhension code déjà existant</text:span></text:p>
              </text:list-item>
              <text:list-item>
                <text:p text:style-name="P7"><text:span text:style-name="T9">Gestion des problèmes techniq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omic Sans MS1" svg:font-family="'Comic Sans MS'" style:font-family-generic="script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Verdana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1.049cm" svg:x="1.905cm" svg:y="5.502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145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044cm" svg:height="1.271cm" svg:x="8.678cm" svg:y="17.14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5.292cm" svg:height="1.271cm" svg:x="18.203cm" svg:y="17.145cm" presentation:class="page-number">
        <draw:text-box>
          <text:p text:style-name="MP6"><text:span text:style-name="MT2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Title1-title" draw:layer="backgroundobjects" svg:width="21.59cm" svg:height="3.176cm" svg:x="1.905cm" svg:y="4.867cm" presentation:class="title" presentation:placeholder="true">
        <draw:text-box/>
      </draw:frame>
      <draw:frame presentation:style-name="Mpr4" draw:text-style-name="MP4" draw:layer="backgroundobjects" svg:width="4.445cm" svg:height="1.271cm" svg:x="19.049cm" svg:y="15.663cm" presentation:class="date-time">
        <draw:text-box>
          <text:p text:style-name="MP4"><text:span text:style-name="MT2"><presentation:date-time/></text:span></text:p>
        </draw:text-box>
      </draw:frame>
      <draw:frame presentation:style-name="Mpr5" draw:text-style-name="MP5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Slide 1</dc:title>
    <meta:initial-creator> </meta:initial-creator>
    <meta:creation-date>2005-01-17T11:29:38</meta:creation-date>
    <dc:date>2016-06-09T15:26:29.722156477</dc:date>
    <meta:print-date>2007-07-04T17:31:42</meta:print-date>
    <dc:language>en-US</dc:language>
    <meta:editing-cycles>4</meta:editing-cycles>
    <meta:editing-duration>PT17M59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